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e04" officeooo:paragraph-rsid="0001ae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4023" officeooo:paragraph-rsid="00024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05c5" officeooo:paragraph-rsid="00030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4023"/>
    </style:style>
    <style:style style:name="T2" style:family="text">
      <style:text-properties officeooo:rsid="000305c5"/>
    </style:style>
    <style:style style:name="T3" style:family="text">
      <style:text-properties style:text-line-through-style="none" style:text-line-through-type="none" officeooo:rsid="000305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Command</text:p>
          </table:table-cell>
          <table:table-cell table:style-name="Table1.A1" office:value-type="string">
            <text:p text:style-name="P2">Transmitted(ASCII)</text:p>
          </table:table-cell>
          <table:table-cell table:style-name="Table1.C1" office:value-type="string">
            <text:p text:style-name="P2">Received(ASCII)</text:p>
          </table:table-cell>
        </table:table-row>
        <table:table-row>
          <table:table-cell table:style-name="Table1.A2" office:value-type="string">
            <text:p text:style-name="P2">ACV</text:p>
          </table:table-cell>
          <table:table-cell table:style-name="Table1.A2" office:value-type="string">
            <text:p text:style-name="P2"><text:span text:style-name="T2">s</text:span>yst:math:chan 0</text:p>
            <text:p text:style-name="P2">calc:stat 0</text:p>
            <text:p text:style-name="P2">conf:volt:ac</text:p>
            <text:p text:style-name="P2">sens:det:band?</text:p>
          </table:table-cell>
          <table:table-cell table:style-name="Table1.C2" office:value-type="string">
            <text:p text:style-name="P2">+003</text:p>
          </table:table-cell>
        </table:table-row>
        <table:table-row>
          <table:table-cell table:style-name="Table1.A2" office:value-type="string">
            <text:p text:style-name="P2">DCV</text:p>
          </table:table-cell>
          <table:table-cell table:style-name="Table1.A2" office:value-type="string">
            <text:p text:style-name="P2"><text:span text:style-name="T2">s</text:span>yst:math:chan 0</text:p>
            <text:p text:style-name="P2">calc:stat 0</text:p>
            <text:p text:style-name="P2">conf:volt:dc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ACI</text:p>
          </table:table-cell>
          <table:table-cell table:style-name="Table1.A2" office:value-type="string">
            <text:p text:style-name="P2"><text:span text:style-name="T2">s</text:span>yst:math:chan 0</text:p>
            <text:p text:style-name="P2">CALC:FUNC OFF,REL</text:p>
            <text:p text:style-name="P2">CALC:FUNC OFF,HOLD</text:p>
            <text:p text:style-name="P2">CALC:FUNC OFF,MAX</text:p>
            <text:p text:style-name="P2">conf:curr:ac</text:p>
            <text:p text:style-name="P2">sens:det:band?</text:p>
            <text:p text:style-name="P2">Sens:det:band?</text:p>
          </table:table-cell>
          <table:table-cell table:style-name="Table1.C2" office:value-type="string">
            <text:p text:style-name="P4">+003</text:p>
          </table:table-cell>
        </table:table-row>
        <table:table-row>
          <table:table-cell table:style-name="Table1.A2" office:value-type="string">
            <text:p text:style-name="P2">DCI</text:p>
          </table:table-cell>
          <table:table-cell table:style-name="Table1.A2" office:value-type="string">
            <text:p text:style-name="P2"><text:span text:style-name="T2">s</text:span>yst:math:chan 0</text:p>
            <text:p text:style-name="P2">CALC:FUNC OFF,REL</text:p>
            <text:p text:style-name="P2">CALC:FUNC OFF,HOLD</text:p>
            <text:p text:style-name="P2">CALC:FUNC OFF,MAX</text:p>
            <text:p text:style-name="P2">conf:curr:dc</text:p>
            <text:p text:style-name="P2">sens:det:rate?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2/4W (2W single press)</text:p>
          </table:table-cell>
          <table:table-cell table:style-name="Table1.A2" office:value-type="string">
            <text:p text:style-name="P2"><text:span text:style-name="T2">s</text:span>yst:math:chan 0</text:p>
            <text:p text:style-name="P2">conf:res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2/4W(4W double press)</text:p>
          </table:table-cell>
          <table:table-cell table:style-name="Table1.A2" office:value-type="string">
            <text:p text:style-name="P2"><text:span text:style-name="T2">s</text:span>yst:math:chan 0</text:p>
            <text:p text:style-name="P2">CALC:FUNC OFF,REL</text:p>
            <text:p text:style-name="P2">CALC:FUNC OFF,HOLD</text:p>
            <text:p text:style-name="P2">CALC:FUNC OFF,MAX</text:p>
            <text:p text:style-name="P2">conf:fres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DIODE</text:p>
          </table:table-cell>
          <table:table-cell table:style-name="Table1.A2" office:value-type="string">
            <text:p text:style-name="P2"><text:span text:style-name="T2">s</text:span>yst:math:chan 0</text:p>
            <text:p text:style-name="P2">conf:diod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CONTINUITY (diode double press</text:p>
          </table:table-cell>
          <table:table-cell table:style-name="Table1.A2" office:value-type="string">
            <text:p text:style-name="P2"><text:span text:style-name="T2">s</text:span>yst:math:chan 0</text:p>
            <text:p text:style-name="P2">conf:cont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Hz/P (frequency: single press)</text:p>
          </table:table-cell>
          <table:table-cell table:style-name="Table1.A2" office:value-type="string">
            <text:p text:style-name="P2">syst:math:chan 0</text:p>
            <text:p text:style-name="P2">conf:freq</text:p>
            <text:p text:style-name="P2">sens:FREQ:APER?</text:p>
            <text:p text:style-name="P2">sens:FREQ:APER?</text:p>
          </table:table-cell>
          <table:table-cell table:style-name="Table1.C2" office:value-type="string">
            <text:p text:style-name="P4">+1.00E-1</text:p>
          </table:table-cell>
        </table:table-row>
        <table:table-row>
          <table:table-cell table:style-name="Table1.A2" office:value-type="string">
            <text:p text:style-name="P2">Hz/P (period: double press)</text:p>
          </table:table-cell>
          <table:table-cell table:style-name="Table1.A2" office:value-type="string">
            <text:p text:style-name="P2">syst:math:chan 0</text:p>
            <text:p text:style-name="P2">CALC:FUNC: OFF,REL</text:p>
            <text:p text:style-name="P2">CALC:FUNC: OFF,HOLD</text:p>
            <text:p text:style-name="P2">CALC:FUNC: OFF,MAX</text:p>
            <text:p text:style-name="P2">conf:per</text:p>
            <text:p text:style-name="P2"><text:soft-page-break/>sens:FREQ:APER?</text:p>
            <text:p text:style-name="P2">sens:FREQ:APER?</text:p>
          </table:table-cell>
          <table:table-cell table:style-name="Table1.C2" office:value-type="string">
            <text:p text:style-name="P4">+1.00E-1</text:p>
          </table:table-cell>
        </table:table-row>
        <table:table-row>
          <table:table-cell table:style-name="Table1.A2" office:value-type="string">
            <text:p text:style-name="P2">TEMP (Celsius: single press)</text:p>
          </table:table-cell>
          <table:table-cell table:style-name="Table1.A2" office:value-type="string">
            <text:p text:style-name="P2">syst:math:chan 0</text:p>
            <text:p text:style-name="P2">SENS:TEMP:TCO:TYPE?</text:p>
            <text:p text:style-name="P2">CONF:TEMP:TCO J</text:p>
            <text:p text:style-name="P2">unit c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TEMP (Fahrenheit: double press)</text:p>
          </table:table-cell>
          <table:table-cell table:style-name="Table1.A2" office:value-type="string">
            <text:p text:style-name="P2">syst:math:chan 0</text:p>
            <text:p text:style-name="P2">SENS:TEMP:TCO:TYPE?</text:p>
            <text:p text:style-name="P2">CONF:TEMP:TCO J</text:p>
            <text:p text:style-name="P2">unit f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AUTO</text:p>
          </table:table-cell>
          <table:table-cell table:style-name="Table1.A2" office:value-type="string">
            <text:p text:style-name="P2">//<text:span text:style-name="T2">first press will send the current mode cmds again</text:span></text:p>
            <text:p text:style-name="P2"/>
            <text:p text:style-name="P2">//<text:span text:style-name="T2">second press</text:span></text:p>
            <text:p text:style-name="P2">syst:math:chan 0</text:p>
            <text:p text:style-name="P4">conf:auto off</text:p>
            <text:p text:style-name="P2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Range UP/<text:span text:style-name="T2">DOWN</text:span></text:p>
          </table:table-cell>
          <table:table-cell table:style-name="Table1.A2" office:value-type="string">
            <text:p text:style-name="P2">Send <text:span text:style-name="T1">standard voltage current cmd</text:span></text:p>
            <text:p text:style-name="P3">append ‘conf:curr:ac’ with either 0.001, 0.01, 0.1, 1, 10. can use 0.0001 for <text:span text:style-name="T2">DC</text:span> measurement.</text:p>
            <text:p text:style-name="P3"/>
            <text:p text:style-name="P3">For ac voltage can use one of the following: 0.1, 1, 10, 100 or 750. <text:span text:style-name="T2">for DC voltage use: 0.1, 1, 10, 100, 1000.</text:span></text:p>
            <text:p text:style-name="P3"/>
          </table:table-cell>
          <table:table-cell table:style-name="Table1.C2" office:value-type="string">
            <text:p text:style-name="P4">//repeats mode output on every button press.</text:p>
          </table:table-cell>
        </table:table-row>
        <table:table-row>
          <table:table-cell table:style-name="Table1.A2" office:value-type="string">
            <text:p text:style-name="P2">HOLD<text:span text:style-name="T2">(on: single press)</text:span></text:p>
          </table:table-cell>
          <table:table-cell table:style-name="Table1.A2" office:value-type="string">
            <text:p text:style-name="P4">syst:math:chan 0</text:p>
            <text:p text:style-name="P4">calc:func hold</text:p>
            <text:p text:style-name="P4">calc:hold:ref?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4">HOLD(change percentage: use range buttons)</text:p>
          </table:table-cell>
          <table:table-cell table:style-name="Table1.A2" office:value-type="string">
            <text:p text:style-name="P4">syst:math:chan 0</text:p>
            <text:p text:style-name="P4">CALC:HOLD:REF?</text:p>
            <text:p text:style-name="P4">calc:hold:ref 0.01</text:p>
            <text:p text:style-name="P4">calc:func hold</text:p>
            <text:p text:style-name="P4">calc:hold:ref?</text:p>
            <text:p text:style-name="P4">sens:det:band?</text:p>
            <text:p text:style-name="P4"/>
            <text:p text:style-name="P4">Can send: 0.01, 0.1, 1 and 10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4">HOLD(off:double press)</text:p>
          </table:table-cell>
          <table:table-cell table:style-name="Table1.A2" office:value-type="string">
            <text:p text:style-name="P4">syst:math:chan 0</text:p>
            <text:p text:style-name="P4">calc:func off</text:p>
            <text:p text:style-name="P4">sens:det:rate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TRIG</text:p>
          </table:table-cell>
          <table:table-cell table:style-name="Table1.A2" office:value-type="string">
            <text:p text:style-name="P4">syst:math:chan 0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ext:soft-page-break/>
        <table:table-row>
          <table:table-cell table:style-name="Table1.A2" office:value-type="string">
            <text:p text:style-name="P4">2ND(same on each press)</text:p>
          </table:table-cell>
          <table:table-cell table:style-name="Table1.A2" office:value-type="string">
            <text:p text:style-name="P4">syst:math:chan 0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Advanced measurement commands:</text:p>
          </table:table-cell>
          <table:table-cell table:style-name="Table1.A2" office:value-type="string">
            <text:p text:style-name="P4">Transmitted data(ASCII)</text:p>
          </table:table-cell>
          <table:table-cell table:style-name="Table1.C2" office:value-type="string">
            <text:p text:style-name="P4">Received data(ASCII)</text:p>
          </table:table-cell>
        </table:table-row>
        <table:table-row>
          <table:table-cell table:style-name="Table1.A2" office:value-type="string">
            <text:p text:style-name="P2">REL</text:p>
          </table:table-cell>
          <table:table-cell table:style-name="Table1.A2" office:value-type="string">
            <text:p text:style-name="P4">syst:math:chan 0</text:p>
            <text:p text:style-name="P4">val1?</text:p>
          </table:table-cell>
          <table:table-cell table:style-name="Table1.C2" office:value-type="string">
            <text:p text:style-name="P5">-<text:span text:style-name="T3">0.4E -8,A DC,+0001# //no space after E</text:span></text:p>
          </table:table-cell>
        </table:table-row>
        <table:table-row>
          <table:table-cell table:style-name="Table1.A2" office:value-type="string">
            <text:p text:style-name="P4">dbm(shift &amp; diode)</text:p>
          </table:table-cell>
          <table:table-cell table:style-name="Table1.A2" office:value-type="string">
            <text:p text:style-name="P4">syst:math:chan 0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4">db(shift &amp; Hz/P)</text:p>
          </table:table-cell>
          <table:table-cell table:style-name="Table1.A2" office:value-type="string">
            <text:p text:style-name="P4">syst:math:chan 0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MX/MN <text:span text:style-name="T2">(max: single press)</text:span></text:p>
          </table:table-cell>
          <table:table-cell table:style-name="Table1.A2" office:value-type="string">
            <text:p text:style-name="P4">syst:math:chan 0</text:p>
            <text:p text:style-name="P4">calc:func max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2">MX/MN <text:span text:style-name="T2">(min double press)</text:span></text:p>
          </table:table-cell>
          <table:table-cell table:style-name="Table1.A2" office:value-type="string">
            <text:p text:style-name="P4">syst:math:chan 0</text:p>
            <text:p text:style-name="P4">calc:func min</text:p>
            <text:p text:style-name="P4">sens:det:band?</text:p>
          </table:table-cell>
          <table:table-cell table:style-name="Table1.C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4">compare(shift &amp; hold)</text:p>
          </table:table-cell>
          <table:table-cell table:style-name="Table1.A2" office:value-type="string">
            <text:p text:style-name="P4">//will ask you to set upper limit, i assume you must press enter</text:p>
            <text:p text:style-name="P4">syst:math:chan 0</text:p>
            <text:p text:style-name="P4">calc:lim:upp?</text:p>
            <text:p text:style-name="P4">sens:det:rate?</text:p>
            <text:p text:style-name="P4"/>
            <text:p text:style-name="P4">//once enter has been pressed</text:p>
            <text:p text:style-name="P4">syst:math:chan 0</text:p>
            <text:p text:style-name="P4">calc:lim:upp 1 //1 is the value?</text:p>
            <text:p text:style-name="P4">calc:lim:low?</text:p>
            <text:p text:style-name="P4"/>
            <text:p text:style-name="P4">//enter pressed again</text:p>
            <text:p text:style-name="P4">syst:math:chan 0</text:p>
            <text:p text:style-name="P4">calc:lim:low -1 <text:s/>//this set value</text:p>
            <text:p text:style-name="P4">calc:func comp</text:p>
            <text:p text:style-name="P4"/>
            <text:p text:style-name="P4">//shift hold to exit</text:p>
            <text:p text:style-name="P4">calc:stat 0</text:p>
            <text:p text:style-name="P4">sens:det:rate?</text:p>
            <text:p text:style-name="P4"/>
          </table:table-cell>
          <table:table-cell table:style-name="Table1.C2" office:value-type="string">
            <text:p text:style-name="P4">SLOW00000E+0</text:p>
            <text:p text:style-name="P4"/>
            <text:p text:style-name="P4">-1.000000E+0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Logging data</text:p>
          </table:table-cell>
          <table:table-cell table:style-name="Table1.A2" office:value-type="string">
            <text:p text:style-name="P4">Transmitted data(ASCII)</text:p>
          </table:table-cell>
          <table:table-cell table:style-name="Table1.C2" office:value-type="string">
            <text:p text:style-name="P4">Received data(ASCII)</text:p>
          </table:table-cell>
        </table:table-row>
        <table:table-row>
          <table:table-cell table:style-name="Table1.A2" office:value-type="string">
            <text:p text:style-name="P4">Appears to be the same for all modes</text:p>
          </table:table-cell>
          <table:table-cell table:style-name="Table1.A2" office:value-type="string">
            <text:p text:style-name="P4">SENS:ZERO:AUTO ON</text:p>
            <text:p text:style-name="P4">SENS:GAIN:AUTO ON</text:p>
            <text:p text:style-name="P4">SYST:DISP ON</text:p>
            <text:p text:style-name="P4">TRIG: DEL 10</text:p>
            <text:p text:style-name="P4">read? buf</text:p>
            <text:p text:style-name="P4">read? buf</text:p>
            <text:p text:style-name="P4">read? buf</text:p>
            <text:p text:style-name="P4">read? buf</text:p>
            <text:p text:style-name="P4"><text:soft-page-break/>read? buf</text:p>
            <text:p text:style-name="P4">read? buf</text:p>
            <text:p text:style-name="P4">read? buf</text:p>
            <text:p text:style-name="P4">read? buf</text:p>
            <text:p text:style-name="P4">read? buf</text:p>
            <text:p text:style-name="P4">//continue at whatever frequency needed</text:p>
            <text:p text:style-name="P4">read? buf</text:p>
            <text:p text:style-name="P4">read? buf</text:p>
            <text:p text:style-name="P4">read? buf</text:p>
            <text:p text:style-name="P4">read? buf</text:p>
            <text:p text:style-name="P4">sens:det:band? <text:s/></text:p>
            <text:p text:style-name="P4">SYST:LOC</text:p>
            <text:p text:style-name="P4"/>
            <text:p text:style-name="P4">//NB for AC measurement use: ‘sens:det:band? For DC use: ‘sens:det:rate?’</text:p>
          </table:table-cell>
          <table:table-cell table:style-name="Table1.C2" office:value-type="string">
            <text:p text:style-name="P4">//data format </text:p>
            <text:p text:style-name="P4">+0031660E-2, +0.0E+0</text:p>
            <text:p text:style-name="P4"/>
            <text:p text:style-name="P4">//for dc, will return slow at en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2:15:01.671723604</meta:creation-date>
    <meta:generator>LibreOffice/6.1.6.3$Linux_X86_64 LibreOffice_project/10$Build-3</meta:generator>
    <dc:date>2021-01-19T17:02:01.252129385</dc:date>
    <meta:editing-duration>PT2H32M4S</meta:editing-duration>
    <meta:editing-cycles>34</meta:editing-cycles>
    <meta:document-statistic meta:table-count="1" meta:image-count="0" meta:object-count="0" meta:page-count="6" meta:paragraph-count="196" meta:word-count="443" meta:character-count="3179" meta:non-whitespace-character-count="2928"/>
  </office:meta>
</office:document-meta>
</file>